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49in" svg:x="0.0756in" svg:y="1.3488in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82in" svg:height="3.5453in" svg:x="6.635in" svg:y="1.3488in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92in" svg:height="3.5453in" svg:x="1.7102in" svg:y="5.3539in">
            <draw:object draw:notify-on-update-of-ranges="Sheet1.A2:Sheet1.A7 Sheet1.D1:Sheet1.D1 Sheet1.D2:Sheet1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Error Final</text:p>
          </table:table-cell>
          <table:table-cell office:value-type="string" calcext:value-type="string">
            <text:p>Error Validacion</text:p>
          </table:table-cell>
          <table:table-cell office:value-type="string" calcext:value-type="string">
            <text:p>Efectividad Testing</text:p>
          </table:table-cell>
        </table:table-row>
        <table:table-row table:style-name="ro1">
          <table:table-cell office:value-type="string" calcext:value-type="string">
            <text:p>2 Neu</text:p>
          </table:table-cell>
          <table:table-cell office:value-type="float" office:value="0.385753317571" calcext:value-type="float">
            <text:p>0.3857533176</text:p>
          </table:table-cell>
          <table:table-cell office:value-type="float" office:value="0.468625864006" calcext:value-type="float">
            <text:p>0.468625864</text:p>
          </table:table-cell>
          <table:table-cell office:value-type="float" office:value="58.9430894309" calcext:value-type="float">
            <text:p>58.9430894309</text:p>
          </table:table-cell>
        </table:table-row>
        <table:table-row table:style-name="ro1">
          <table:table-cell office:value-type="string" calcext:value-type="string">
            <text:p>5 Neu</text:p>
          </table:table-cell>
          <table:table-cell office:value-type="float" office:value="0.122063844146" calcext:value-type="float">
            <text:p>0.1220638441</text:p>
          </table:table-cell>
          <table:table-cell office:value-type="float" office:value="0.180206270212" calcext:value-type="float">
            <text:p>0.1802062702</text:p>
          </table:table-cell>
          <table:table-cell office:value-type="float" office:value="87.8048780488" calcext:value-type="float">
            <text:p>87.8048780488</text:p>
          </table:table-cell>
        </table:table-row>
        <table:table-row table:style-name="ro1">
          <table:table-cell office:value-type="string" calcext:value-type="string">
            <text:p>7 Neu</text:p>
          </table:table-cell>
          <table:table-cell office:value-type="float" office:value="0.0560644154979" calcext:value-type="float">
            <text:p>0.0560644155</text:p>
          </table:table-cell>
          <table:table-cell office:value-type="float" office:value="0.26407386871" calcext:value-type="float">
            <text:p>0.2640738687</text:p>
          </table:table-cell>
          <table:table-cell office:value-type="float" office:value="88.4146341463" calcext:value-type="float">
            <text:p>88.4146341463</text:p>
          </table:table-cell>
        </table:table-row>
        <table:table-row table:style-name="ro1">
          <table:table-cell office:value-type="string" calcext:value-type="string">
            <text:p>10 Neu</text:p>
          </table:table-cell>
          <table:table-cell office:value-type="float" office:value="0.016437523525" calcext:value-type="float">
            <text:p>0.0164375235</text:p>
          </table:table-cell>
          <table:table-cell office:value-type="float" office:value="0.126832556603" calcext:value-type="float">
            <text:p>0.1268325566</text:p>
          </table:table-cell>
          <table:table-cell office:value-type="float" office:value="89.837398374" calcext:value-type="float">
            <text:p>89.837398374</text:p>
          </table:table-cell>
        </table:table-row>
        <table:table-row table:style-name="ro1">
          <table:table-cell office:value-type="string" calcext:value-type="string">
            <text:p>15 Neu</text:p>
          </table:table-cell>
          <table:table-cell office:value-type="float" office:value="0.0163986256579" calcext:value-type="float">
            <text:p>0.0163986257</text:p>
          </table:table-cell>
          <table:table-cell office:value-type="float" office:value="0.147744976016" calcext:value-type="float">
            <text:p>0.147744976</text:p>
          </table:table-cell>
          <table:table-cell office:value-type="float" office:value="90.8536585366" calcext:value-type="float">
            <text:p>90.8536585366</text:p>
          </table:table-cell>
        </table:table-row>
        <table:table-row table:style-name="ro1">
          <table:table-cell office:value-type="string" calcext:value-type="string">
            <text:p>20 Neu</text:p>
          </table:table-cell>
          <table:table-cell office:value-type="float" office:value="0.0150439030328" calcext:value-type="float">
            <text:p>0.015043903</text:p>
          </table:table-cell>
          <table:table-cell office:value-type="float" office:value="0.129313213861" calcext:value-type="float">
            <text:p>0.1293132139</text:p>
          </table:table-cell>
          <table:table-cell office:value-type="float" office:value="90.6504065041" calcext:value-type="float">
            <text:p>90.6504065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2:09:07.928916017</dc:date>
    <meta:document-statistic meta:table-count="1" meta:cell-count="27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bar" chart:style-name="ch1">
        <chart:legend chart:legend-position="end" svg:x="13.659cm" svg:y="4.203cm" style:legend-expansion="high" chart:style-name="ch2"/>
        <chart:plot-area chart:style-name="ch3" table:cell-range-address="Sheet1.A1:Sheet1.B7" chart:data-source-has-labels="both" svg:x="0.32cm" svg:y="0.18cm" svg:width="13.019cm" svg:height="8.645cm">
          <chartooo:coordinate-region svg:x="1.232cm" svg:y="0.38cm" svg:width="12.107cm" svg:height="7.798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Fin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Sheet1.A2:Sheet1.A7</svg:desc>
                </draw:g>
              </table:table-cell>
              <table:table-cell office:value-type="float" office:value="0.385753317571">
                <text:p>0.385753317571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0.122063844146">
                <text:p>0.122063844146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0.0560644154979">
                <text:p>0.0560644154979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0.016437523525">
                <text:p>0.016437523525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0.0163986256579">
                <text:p>0.0163986256579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0.0150439030328">
                <text:p>0.0150439030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3cm" svg:height="9.006cm" xlink:href=".." xlink:type="simple" chart:class="chart:bar" chart:style-name="ch1">
        <chart:legend chart:legend-position="end" svg:x="12.81cm" svg:y="4.204cm" style:legend-expansion="high" chart:style-name="ch2"/>
        <chart:plot-area chart:style-name="ch3" table:cell-range-address="Sheet1.A2:Sheet1.A7 Sheet1.C1:Sheet1.C7" chart:data-source-has-labels="both" svg:x="0.319cm" svg:y="0.18cm" svg:width="12.172cm" svg:height="8.646cm">
          <chartooo:coordinate-region svg:x="1.231cm" svg:y="0.379cm" svg:width="11.26cm" svg:height="7.8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" chart:label-cell-address="Sheet1.C1:Sheet1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 Validac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Sheet1.A2:Sheet1.A7</svg:desc>
                </draw:g>
              </table:table-cell>
              <table:table-cell office:value-type="float" office:value="0.468625864006">
                <text:p>0.468625864006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0.180206270212">
                <text:p>0.180206270212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0.26407386871">
                <text:p>0.26407386871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0.126832556603">
                <text:p>0.126832556603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0.147744976016">
                <text:p>0.147744976016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0.129313213861">
                <text:p>0.1293132138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2.362cm" svg:y="4.204cm" style:legend-expansion="high" chart:style-name="ch2"/>
        <chart:plot-area chart:style-name="ch3" table:cell-range-address="Sheet1.A2:Sheet1.A7 Sheet1.D1:Sheet1.D7" chart:data-source-has-labels="both" svg:x="0.32cm" svg:y="0.18cm" svg:width="11.722cm" svg:height="8.646cm">
          <chartooo:coordinate-region svg:x="1.127cm" svg:y="0.379cm" svg:width="10.915cm" svg:height="7.8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" chart:label-cell-address="Sheet1.D1:Sheet1.D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idad Testin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Neu</text:p>
                <draw:g>
                  <svg:desc>Sheet1.A2:Sheet1.A7</svg:desc>
                </draw:g>
              </table:table-cell>
              <table:table-cell office:value-type="float" office:value="58.9430894309">
                <text:p>58.9430894309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5 Neu</text:p>
              </table:table-cell>
              <table:table-cell office:value-type="float" office:value="87.8048780488">
                <text:p>87.8048780488</text:p>
              </table:table-cell>
            </table:table-row>
            <table:table-row>
              <table:table-cell office:value-type="string">
                <text:p>7 Neu</text:p>
              </table:table-cell>
              <table:table-cell office:value-type="float" office:value="88.4146341463">
                <text:p>88.4146341463</text:p>
              </table:table-cell>
            </table:table-row>
            <table:table-row>
              <table:table-cell office:value-type="string">
                <text:p>10 Neu</text:p>
              </table:table-cell>
              <table:table-cell office:value-type="float" office:value="89.837398374">
                <text:p>89.837398374</text:p>
              </table:table-cell>
            </table:table-row>
            <table:table-row>
              <table:table-cell office:value-type="string">
                <text:p>15 Neu</text:p>
              </table:table-cell>
              <table:table-cell office:value-type="float" office:value="90.8536585366">
                <text:p>90.8536585366</text:p>
              </table:table-cell>
            </table:table-row>
            <table:table-row>
              <table:table-cell office:value-type="string">
                <text:p>20 Neu</text:p>
              </table:table-cell>
              <table:table-cell office:value-type="float" office:value="90.6504065041">
                <text:p>90.65040650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